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5205638"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8704616"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8702536"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8691495"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8693998"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8681884"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8710393"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8697159"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8685087"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8692965"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8699852"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8702759"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8687785"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8705655"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8690544"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8699347"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8693134"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706537"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8696511"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8707600"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8696919"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8682447"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687059"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8685888"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8684409"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8686967"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8686613"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8710169"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8684676"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697680"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8682561"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8713779"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8703251"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8707806"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8682172"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8697665"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685474"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8692733"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8686094"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8699201"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8712388"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8698146"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8690149"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709110"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8697010"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8690426"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8712213"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8709557"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8700134"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8711042"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693746"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8695181"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8707580"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8713194"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8698803"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686126"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8693276"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8688175"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8703136"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8693466"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694610"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8689056"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8690922"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8711395"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8708647"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8703713"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8712221"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8696560"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8692983"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8705712"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8701261"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8707211"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8708707"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8704229"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8691886"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8704221"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8703362"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图 14.10 avl tree迭代器</text:p>
      <text:p text:style-name="P21"><text:tab/>要使用特殊的结构表示avl tree的迭代器：</text:p>
      <text:p text:style-name="P21"/>
      <table:table table:name="表格183" table:style-name="表格183">
        <table:table-column table:style-name="表格183.A"/>
        <text:soft-page-break/>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8695167"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8705505" text:continue-numbering="true" text:style-name="WW8Num13">
        <text:list-item>
          <text:list>
            <text:list-item>
              <text:h text:style-name="P55" text:outline-level="2"><text:soft-page-break/>外部接口</text:h>
            </text:list-item>
          </text:list>
        </text:list-item>
      </text:list>
      <text:p text:style-name="P21"><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ext:soft-page-break/>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1"/>
      <text:p text:style-name="P21">函数原型</text:p>
      <table:table table:name="表格219" table:style-name="表格219">
        <table:table-column table:style-name="表格219.A"/>
        <table:table-row>
          <table:table-cell table:style-name="表格219.A1" office:value-type="string">
            <text:p text:style-name="P32">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tab/>成功返回指向avl tree容器的指针，否则返回NULL。</text:p>
      <text:p text:style-name="P11">注意：</text:p>
      <text:p text:style-name="P26"><text:tab/>s_typename != NULL，否则函数的行为是未定义的。</text:p>
      <text:p text:style-name="P21"/>
      <table:table table:name="表格220" table:style-name="表格220">
        <table:table-column table:style-name="表格220.A"/>
        <table:table-row>
          <table:table-cell table:style-name="表格220.A1" office:value-type="string">
            <text:p text:style-name="P32">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6">返回值：</text:p>
      <text:p text:style-name="P11"><text:tab/>无。</text:p>
      <text:p text:style-name="P11">注意：</text:p>
      <text:p text:style-name="P26"><text:tab/>pt_avl_tree == NULL则函数的行为是未定义的，pt_avl_tree必须是使用_create_avl_tree()创建的，否则函数的行为是未定义的，如果t_compare == NULL则使用类型默认的比较函数。</text:p>
      <text:p text:style-name="P21"/>
      <table:table table:name="表格221" table:style-name="表格221">
        <table:table-column table:style-name="表格221.A"/>
        <table:table-row>
          <table:table-cell table:style-name="表格221.A1" office:value-type="string">
            <text:p text:style-name="P32">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6">返回值：</text:p>
      <text:p text:style-name="P11"><text:tab/>无。</text:p>
      <text:p text:style-name="P11">注意：</text:p>
      <text:p text:style-name="P26"><text:tab/>pt_dest == NULL或者cpt_src == NULL则函数的行为是未定义的，pt_dest必须是使用_create_avl_tree()创建的，cpt_src必须是已经初始化，否则函数的行为是未定义的。pt_dest和cpt_src保存的数据类型必须相同，否则函数的行为<text:soft-page-break/>是未定义。</text:p>
      <text:p text:style-name="P21"/>
      <table:table table:name="表格223" table:style-name="表格223">
        <table:table-column table:style-name="表格223.A"/>
        <table:table-row>
          <table:table-cell table:style-name="表格223.A1" office:value-type="string">
            <text:p text:style-name="P32">void _avl_tree_init_copy_range(</text:p>
            <text:p text:style-name="P32"><text:s text:c="4"/>_avl_tree_t* pt_dest,</text:p>
            <text:p text:style-name="P32"><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text:p>
      <text:p text:style-name="P21"/>
      <table:table table:name="表格224" table:style-name="表格224">
        <table:table-column table:style-name="表格224.A"/>
        <table:table-row>
          <table:table-cell table:style-name="表格224.A1" office:value-type="string">
            <text:p text:style-name="P32">void _avl_tree_init_copy_range_ex(</text:p>
            <text:p text:style-name="P32"><text:s text:c="4"/>_avl_tree_t* pt_dest,</text:p>
            <text:p text:style-name="P32"><text:s text:c="4"/>_avl_tree_iterator_t it_begin, _avl_tree_iterator_t it_end,</text:p>
            <text:p text:style-name="P32"><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6"/>
      <table:table table:name="表格225" table:style-name="表格225">
        <table:table-column table:style-name="表格225.A"/>
        <table:table-row>
          <table:table-cell table:style-name="表格225.A1" office:value-type="string">
            <text:p text:style-name="P32">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text:soft-page-break/>返回值：</text:p>
      <text:p text:style-name="P11"><text:tab/>无。</text:p>
      <text:p text:style-name="P11">注意：</text:p>
      <text:p text:style-name="P26"><text:tab/>如果pt_avl_tree == NULL则函数的行为是未定义的，pt_avl_tree必须是初始化或者是使用_create_avl_tree()创建的，否则函数的行为是未定义的。</text:p>
      <text:p text:style-name="P21"/>
      <table:table table:name="表格226" table:style-name="表格226">
        <table:table-column table:style-name="表格226.A"/>
        <table:table-row>
          <table:table-cell table:style-name="表格226.A1" office:value-type="string">
            <text:p text:style-name="P32">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6"><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1"/>
      <table:table table:name="表格227" table:style-name="表格227">
        <table:table-column table:style-name="表格227.A"/>
        <table:table-row>
          <table:table-cell table:style-name="表格227.A1" office:value-type="string">
            <text:p text:style-name="P32">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6">注意：</text:p>
      <text:p text:style-name="P26"><text:tab/>如果cpt_avl_tree == NULL则函数的行为是未定义的，cpt_avl_tree必须是已经初始化的avl tree容器，否则函数的行为是未定义的。</text:p>
      <text:p text:style-name="P21"/>
      <table:table table:name="表格228" table:style-name="表格228">
        <table:table-column table:style-name="表格228.A"/>
        <table:table-row>
          <table:table-cell table:style-name="表格228.A1" office:value-type="string">
            <text:p text:style-name="P32"><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6">注意：</text:p>
      <text:p text:style-name="P26"><text:tab/>如果cpt_avl_tree == NULL则函数的行为是未定义的，cpt_avl_tree必须是已经初始化的avl tree容器，否则函数的行为是未定义的。</text:p>
      <text:p text:style-name="P21"/>
      <table:table table:name="表格229" table:style-name="表格229">
        <table:table-column table:style-name="表格229.A"/>
        <table:table-row>
          <table:table-cell table:style-name="表格229.A1" office:value-type="string">
            <text:p text:style-name="P32">size_t _avl_tree_max_size(const _avl_tree_t* cpt_avl_tree);</text:p>
          </table:table-cell>
        </table:table-row>
      </table:table>
      <text:p text:style-name="P11"><text:soft-page-break/>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6">注意：</text:p>
      <text:p text:style-name="P26"><text:tab/>如果cpt_avl_tree == NULL则函数的行为是未定义的，cpt_avl_tree必须是已经初始化的avl tree容器，否则函数的行为是未定义的。</text:p>
      <text:p text:style-name="P21"/>
      <table:table table:name="表格230" table:style-name="表格230">
        <table:table-column table:style-name="表格230.A"/>
        <table:table-row>
          <table:table-cell table:style-name="表格230.A1" office:value-type="string">
            <text:p text:style-name="P32">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返回值：</text:p>
      <text:p text:style-name="P11"><text:tab/>返回引用avl tree容器中第一个数据的迭代器。</text:p>
      <text:p text:style-name="P11">注意：</text:p>
      <text:p text:style-name="P26"><text:tab/>如果cpt_avl_tree == NULL则函数的行为是未定义的，avl tree容器必须已经初始化的，否则函数的行为是未定义的。如果avl tree容器为空，则返回值与_avl_tree_end(cpt_avl_tree)相等。</text:p>
      <text:p text:style-name="P21"/>
      <table:table table:name="表格231" table:style-name="表格231">
        <table:table-column table:style-name="表格231.A"/>
        <table:table-row>
          <table:table-cell table:style-name="表格231.A1" office:value-type="string">
            <text:p text:style-name="P32">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6"><text:tab/>如果cpt_avl_tree == NULL则函数的行为是未定义的，avl tree容器必须已经初始化的，否则函数的行为是未定义的。</text:p>
      <text:p text:style-name="P21"/>
      <table:table table:name="表格232" table:style-name="表格232">
        <table:table-column table:style-name="表格232.A"/>
        <table:table-row>
          <table:table-cell table:style-name="表格232.A1" office:value-type="string">
            <text:p text:style-name="P32">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6"><text:tab/>如果cpt_avl_tree == NULL则函数的行为是未定义的，avl tree容器必须已经初始化的，否则函数的行为是未定义的。</text:p>
      <text:p text:style-name="P21"><text:soft-page-break/></text:p>
      <table:table table:name="表格233" table:style-name="表格233">
        <table:table-column table:style-name="表格233.A"/>
        <table:table-row>
          <table:table-cell table:style-name="表格233.A1" office:value-type="string">
            <text:p text:style-name="P32">_avl_tree_iterator_t _avl_tree_find(</text:p>
            <text:p text:style-name="P32"><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6"><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6"/>
      <text:p text:style-name="P26"/>
      <text:p text:style-name="P26"/>
      <text:p text:style-name="P26"/>
      <text:p text:style-name="P26"/>
      <text:p text:style-name="P26"/>
      <text:p text:style-name="P26"/>
      <text:p text:style-name="P26"/>
      <text:p text:style-name="P26"/>
      <text:list xml:id="list38710215" text:continue-numbering="true" text:style-name="WW8Num13">
        <text:list-item>
          <text:list>
            <text:list-item>
              <text:h text:style-name="P55" text:outline-level="2">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text:soft-page-break/>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text:soft-page-break/>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soft-page-break/><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38692040" text:continue-numbering="true" text:style-name="WW8Num13">
        <text:list-item>
          <text:list>
            <text:list-item>
              <text:h text:style-name="P55"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soft-page-break/><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text:soft-page-break/>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text:soft-page-break/>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222" table:style-name="表格222">
        <table:table-column table:style-name="表格222.A"/>
        <table:table-row>
          <table:table-cell table:style-name="表格222.A1" office:value-type="string">
            <text:p text:style-name="P32">bool_t _avl_tree_same_type_ex(</text:p>
            <text:p text:style-name="P32"><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6"/>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text:soft-page-break/>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text:soft-page-break/>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text:soft-page-break/>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soft-page-break/><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695262"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5215111"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8686011" text:continue-list="list38695262" text:style-name="WW8Num13">
        <text:list-item>
          <text:list>
            <text:list-item>
              <text:h text:style-name="P58" text:outline-level="2"><text:span text:style-name="T6">libcstl 2.1</text:span><text:span text:style-name="T3">改善</text:span></text:h>
            </text:list-item>
          </text:list>
        </text:list-item>
      </text:list>
      <text:list xml:id="list35219785"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8698099" text:continue-list="list38686011" text:style-name="WW8Num13">
        <text:list-item>
          <text:list>
            <text:list-item>
              <text:h text:style-name="P58" text:outline-level="2"><text:span text:style-name="T6">libcstl 2.1</text:span><text:span text:style-name="T3">代码的优化</text:span></text:h>
            </text:list-item>
          </text:list>
        </text:list-item>
      </text:list>
      <text:list xml:id="list38703121" text:continue-list="list35219785"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text:soft-page-break/>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text:soft-page-break/>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8696028" text:continue-list="list38698099"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ext:soft-page-break/>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27T18:57:14</dc:date>
    <meta:editing-cycles>2010</meta:editing-cycles>
    <meta:editing-duration>P23DT3H4M54S</meta:editing-duration>
    <meta:generator>OpenOffice.org/3.3$Win32 OpenOffice.org_project/330m20$Build-9567</meta:generator>
    <meta:document-statistic meta:table-count="788" meta:image-count="51" meta:object-count="0" meta:page-count="331" meta:paragraph-count="10475" meta:word-count="83938" meta:character-count="317888"/>
  </office:meta>
</office:document-meta>
</file>